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tein：CCAAT/enhancer-binding protein alpha</text:p>
      <text:p text:style-name="Standard">Gene：Cebpa</text:p>
      <text:p text:style-name="Standard">Organism：Mus musculus (Mouse)</text:p>
      <text:p text:style-name="Standard"/>
      <text:p text:style-name="Standard">Necessary for terminal adipocyte differentiation, is required for postnatal maintenance of systemic energy homeostasis and lipid storage (PubMed:1935900, PubMed:8090719).</text:p>
      <text:p text:style-name="Standard"/>
      <text:p text:style-name="Standard">https://www.ncbi.nlm.nih.gov/nuccore/NM_001287523.1</text:p>
      <text:p text:style-name="Standard"/>
      <text:p text:style-name="Standard">ACCESSION <text:s text:c="2"/>NM_001287523</text:p>
      <text:p text:style-name="Standard"/>
      <text:p text:style-name="Standard">gene <text:s text:c="11"/>1..2636</text:p>
      <text:p text:style-name="Standard">exon <text:s text:c="11"/>1..2636</text:p>
      <text:p text:style-name="Standard">CDS <text:s text:c="12"/>766..1206</text:p>
      <text:p text:style-name="Standard">polyA_site <text:s text:c="5"/>2636</text:p>
      <text:p text:style-name="Standard"/>
      <text:p text:style-name="Standard"/>
      <text:p text:style-name="Standard"/>
      <text:p text:style-name="Standard"/>
      <text:p text:style-name="Standard"><text:s text:c="4"/>ORIGIN <text:s text:c="5"/></text:p>
      <text:p text:style-name="Standard"><text:s text:c="8"/>1 attcgcgacc cgaagctgcg cgggcgcgag ccagttgggg cactgggtgg gcggcggcga</text:p>
      <text:p text:style-name="Standard"><text:s text:c="7"/>61 cagcggcgcc acgcgcaggc tggaggccgc cgaggctcgc catgccggga gaactctaac</text:p>
      <text:p text:style-name="Standard"><text:s text:c="6"/>121 tcccccatgg agtcggccga cttctacgag gtggagccgc ggcccccgat gagcagtcac</text:p>
      <text:p text:style-name="Standard"><text:s text:c="6"/>181 ctccagagcc ccccgcacgc gcccagcaac gccgcctttg gctttccccg gggcgcgggc</text:p>
      <text:p text:style-name="Standard"><text:s text:c="6"/>241 cccgcgccgc ccccagcccc acctgccgcc ccggagccgc tgggcggcat ctgcgagcac</text:p>
      <text:p text:style-name="Standard"><text:s text:c="6"/>301 gagacgtcta tagacatcag cgcctacatc gacccggccg ccttcaacga cgagttcctg</text:p>
      <text:p text:style-name="Standard"><text:s text:c="6"/>361 gccgacctct tccagcacag ccgacagcag gagaaggcca aggcggcggc gggccccgcg</text:p>
      <text:p text:style-name="Standard"><text:s text:c="6"/>421 ggtggcggcg gtgactttga ctacccggga gccccggcgg gccccggcgg cgcggtcatg</text:p>
      <text:p text:style-name="Standard"><text:s text:c="6"/>481 tccgcggggg cgcacgggcc ccctcccggc tacggctgtg cggcggccgg ctacctggac</text:p>
      <text:p text:style-name="Standard"><text:s text:c="6"/>541 ggcaggctgg agcccctgta cgagcgcgtc ggggcgcccg cgctacggcc gctggtgatc</text:p>
      <text:p text:style-name="Standard"><text:s text:c="6"/>601 aaacaagagc cccgcgagga ggacgaggcg aagcagctgg cgctggccgg cctcttcccc</text:p>
      <text:p text:style-name="Standard"><text:s text:c="6"/>661 taccagccac cgccgccacc gccaccgccg cacccgcacg cgtctcccgc gcacctggcc</text:p>
      <text:p text:style-name="Standard"><text:s text:c="6"/>721 gccccccact tgcagttcca gatcgcgcac tgcggccaga ccacc／atgca cctgcagcct</text:p>
      <text:p text:style-name="Standard"><text:s text:c="6"/>781 ggccacccca caccgccgcc cacgcccgtg cccagcccgc acgctgcgcc cgccttgggt</text:p>
      <text:p text:style-name="Standard"><text:s text:c="6"/>841 gctgcgggcc tgcctggccc cgggagcgcg ctcaagggct tggccggtgc gcaccccgac</text:p>
      <text:p text:style-name="Standard"><text:s text:c="6"/>901 ctccgcacgg gaggcggcgg cggtggcagc ggtgccggtg cgggcaaagc caagaagtcg</text:p>
      <text:p text:style-name="Standard"><text:s text:c="6"/>961 gtggacaaga acagcaacga gtaccgggta cggcgggaac gcaacaacat cgcggtgcgc</text:p>
      <text:p text:style-name="Standard"><text:s text:c="5"/>1021 aagagccgag ataaagccaa acaacgcaac gtggagacgc aacagaaggt gctggagttg</text:p>
      <text:p text:style-name="Standard"><text:s text:c="5"/>1081 accagtgaca atgaccgcct gcgcaagcgg gtggaacagc tgagccgtga actggacacg</text:p>
      <text:p text:style-name="Standard"><text:s text:c="5"/>1141 ctgcggggca tcttccgcca gctgcctgag agctccttgg tcaaggccat gggcaactgc</text:p>
      <text:p text:style-name="Standard"><text:s text:c="5"/>1201 gcgtga／ggcg cgcggctgcg ggaccgcctt gggccggccc cctggctgga gacccagagg</text:p>
      <text:p text:style-name="Standard"><text:s text:c="5"/>1261 atggtttcgg gtcgctggat ctctaggctg cccgggccgc gcaagccagg actaggagat</text:p>
      <text:p text:style-name="Standard"><text:s text:c="5"/>1321 tccggtgtgg cctgaaagcc tggcctgctc cgcgtgtccc ctcccttcct ctgagccgga</text:p>
      <text:p text:style-name="Standard"><text:s text:c="5"/>1381 ctcggtgcgt ctaagatgag ggagtcaggc cgtggtggtt tctccttgag accgagagac</text:p>
      <text:p text:style-name="Standard"><text:s text:c="5"/>1441 tttccgcgga gctgagctgg gggcccggca gtactagtat taaggaagta accttgtgcc</text:p>
      <text:p text:style-name="Standard"><text:s text:c="5"/>1501 ttggatactc aaaactcgct ccttttccta ccgagtaggg ggagcaaaaa tgtgccttga</text:p>
      <text:p text:style-name="Standard"><text:soft-page-break/><text:s text:c="5"/>1561 tattttattt ggaggattcc tgcttcctct cgggcctcag ctggccccgt gagaaaaatg</text:p>
      <text:p text:style-name="Standard"><text:s text:c="5"/>1621 aagggtgcag gcccagggca ggaggaagat acaggaagct gagatcccgg cagtgccctg</text:p>
      <text:p text:style-name="Standard"><text:s text:c="5"/>1681 agctgcccct cagtccctgt ctttagaggg gagggactta ggtgttgggg atttgagtct</text:p>
      <text:p text:style-name="Standard"><text:s text:c="5"/>1741 gtgtcctcac ccccagctac agggaggtgg agggctccta atcccttgct ttttgcacct</text:p>
      <text:p text:style-name="Standard"><text:s text:c="5"/>1801 ccacctacat cccccccccc ccactcagct tacaacaggc caggtttcct gggtgagttc</text:p>
      <text:p text:style-name="Standard"><text:s text:c="5"/>1861 atggagaatg ggggcaccac ccccagtcag accagaaagc tgagttgtga gttagccatg</text:p>
      <text:p text:style-name="Standard"><text:s text:c="5"/>1921 tggtaggaga cagagaccta ggtttctggg ctttgtgggg tgggggatag gaggacacgg</text:p>
      <text:p text:style-name="Standard"><text:s text:c="5"/>1981 ggaccattag ccttgtgtgt actgtatgtc gccagccgct gttgctgaag gaacttgaag</text:p>
      <text:p text:style-name="Standard"><text:s text:c="5"/>2041 cacaatcgat ccatcccaga gggactggag ttatgacaag cttcccaaat attttgcttt</text:p>
      <text:p text:style-name="Standard"><text:s text:c="5"/>2101 atcatccgat atcaacactt gtatctggtc tctgtgtccc agcggtgcct tgtgcaatgg</text:p>
      <text:p text:style-name="Standard"><text:s text:c="5"/>2161 cagtgtgcac gtctatgcta aaccaccatt ttatttggtc ttttgttttg ttttggtttt</text:p>
      <text:p text:style-name="Standard"><text:s text:c="5"/>2221 gctctgattc ttgccaaact gagactcttc actaacggct gggggaagga gctgagtgag</text:p>
      <text:p text:style-name="Standard"><text:s text:c="5"/>2281 gctctcattc tttttggttt agggatgttt gggttttttc gtctgcctcc cagaggacca</text:p>
      <text:p text:style-name="Standard"><text:s text:c="5"/>2341 atgaaatgaa gtgggcttcc ccctctcccc tagttgtcca agggtgtatg tagtagtggg</text:p>
      <text:p text:style-name="Standard"><text:s text:c="5"/>2401 tcttagcttc ctccggctaa gacttaggct tccccaccca cccaacccca tccccaacgg</text:p>
      <text:p text:style-name="Standard"><text:s text:c="5"/>2461 ccctggctct gggtctggaa agaaggccac ctccagccag ttcatacaca cacccctgtg</text:p>
      <text:p text:style-name="Standard"><text:s text:c="5"/>2521 gctgggagca gggctggacc gcttccttct cttctttttt ttgggggggg gggacacaaa</text:p>
      <text:p text:style-name="Standard"><text:s text:c="5"/>2581 gtttcatgct agatgtcgta tgtattatat ctataatata aacatatcaa actcaa</text:p>
      <text:p text:style-name="Standard">//</text:p>
      <text:p text:style-name="Standard"/>
      <text:p text:style-name="Standard"/>
      <text:p text:style-name="Standard"/>
      <text:p text:style-name="Standard">Protein：CCAAT/enhancer-binding protein beta</text:p>
      <text:p text:style-name="Standard">Gene：Cebpb</text:p>
      <text:p text:style-name="Standard">Organism：Mus musculus (Mouse)</text:p>
      <text:p text:style-name="Standard"/>
      <text:p text:style-name="Standard">During adipogenesis, is rapidly expressed and, after activation by phosphorylation, induces CEBPA and PPARG, which turn on the series of adipocyte genes that give rise to the adipocyte phenotype. The delayed transactivation of the CEBPA and PPARG genes by CEBPB appears necessary to allow mitotic clonal expansion and thereby progression of terminal differentiation (PubMed:15985551, PubMed:17301242, PubMed:17601773, PubMed:20194620). </text:p>
      <text:p text:style-name="Standard"/>
      <text:p text:style-name="Standard">https://www.ncbi.nlm.nih.gov/nuccore/NM_001287739.1</text:p>
      <text:p text:style-name="Standard"/>
      <text:p text:style-name="Standard"/>
      <text:p text:style-name="Standard">ACCESSION <text:s text:c="2"/>NM_001287739</text:p>
      <text:p text:style-name="Standard"/>
      <text:p text:style-name="Standard">gene <text:s text:c="11"/>1..1518</text:p>
      <text:p text:style-name="Standard">exon <text:s text:c="11"/>1..1518</text:p>
      <text:p text:style-name="Standard">CDS <text:s text:c="12"/>561..998</text:p>
      <text:p text:style-name="Standard">polyA_site <text:s text:c="5"/>1504</text:p>
      <text:p text:style-name="Standard">polyA_site <text:s text:c="5"/>1518</text:p>
      <text:p text:style-name="Standard"/>
      <text:p text:style-name="Standard">ORIGIN <text:s text:c="5"/></text:p>
      <text:p text:style-name="Standard"><text:s text:c="8"/>1 gcccgttgcc aggcgccgcc ttataaacct cccgctcggc cgccgccgcg ccgagtccga</text:p>
      <text:p text:style-name="Standard"><text:s text:c="7"/>61 gccgcgcacg ggaccgggac gcagcggagc ccgcgggccc cgcgttcatg caccgcctgc</text:p>
      <text:p text:style-name="Standard"><text:soft-page-break/><text:s text:c="6"/>121 tggcctggga cgcagcatgc ctcccgccgc cgcccgccgc ctttagaccc atggaagtgg</text:p>
      <text:p text:style-name="Standard"><text:s text:c="6"/>181 ccaacttcta ctacgagccc gactgcctgg cctacggggc caaggcggcc cgcgccgcgc</text:p>
      <text:p text:style-name="Standard"><text:s text:c="6"/>241 cgcgcgcccc cgccgccgag ccggccattg gcgagcacga gcgcgccatc gacttcagcc</text:p>
      <text:p text:style-name="Standard"><text:s text:c="6"/>301 cctacctgga gccgctcgcg cccgccgcgg acttcgccgc gcccgcgccc gcgcaccacg</text:p>
      <text:p text:style-name="Standard"><text:s text:c="6"/>361 acttcctctc cgacctcttc gccgacgact acggcgccaa gccgagcaag aagccggccg</text:p>
      <text:p text:style-name="Standard"><text:s text:c="6"/>421 actacggtta cgtgagcctc ggccgcgcgg gcgccaaggc cgcgccgccc gcctgcttcc</text:p>
      <text:p text:style-name="Standard"><text:s text:c="6"/>481 cgccgccgcc tcccgccgcg ctcaaggcgg agccgggctt cgaacccgcg gactgcaagc</text:p>
      <text:p text:style-name="Standard"><text:s text:c="6"/>541 gcgcggacga cgcgcccgcc／atggcggccg gtttcccgtt cgccctgcgc gcctacctgg</text:p>
      <text:p text:style-name="Standard"><text:s text:c="6"/>601 gctaccaggc gacgccgagc ggcagcagcg gcagcctgtc cacgtcgtcg tcgtccagcc</text:p>
      <text:p text:style-name="Standard"><text:s text:c="6"/>661 cgcccggcac gccgagcccc gccgacgcca aggccgcgcc cgccgcctgc ttcgcggggc</text:p>
      <text:p text:style-name="Standard"><text:s text:c="6"/>721 cgccggccgc gcccgccaag gccaaggcca agaagacggt ggacaagctg agcgacgagt</text:p>
      <text:p text:style-name="Standard"><text:s text:c="6"/>781 acaagatgcg gcgcgagcgc aacaacatcg cggtgcgcaa gagccgcgac aaggccaaga</text:p>
      <text:p text:style-name="Standard"><text:s text:c="6"/>841 tgcgcaacct ggagacgcag cacaaggtgc tggagctgac ggcggagaac gagcggctgc</text:p>
      <text:p text:style-name="Standard"><text:s text:c="6"/>901 agaagaaggt ggagcagctg tcgcgagagc tcagcaccct gcggaacttg ttcaagcagc</text:p>
      <text:p text:style-name="Standard"><text:s text:c="6"/>961 tgcccgagcc gctgctggcc tcggcgggcc actgctag／cg cggcgcgggt ggcgtggggg</text:p>
      <text:p text:style-name="Standard"><text:s text:c="5"/>1021 gcgccgcggc caccctgggc accgtgcgcc ctgccccgcg cgctccggcc ccgcgcgcgc</text:p>
      <text:p text:style-name="Standard"><text:s text:c="5"/>1081 gcccggacca ccgtgcgtgc cctgcgcgca cctgcacctg caccgagggg acaccgcggg</text:p>
      <text:p text:style-name="Standard"><text:s text:c="5"/>1141 cacaccgcgg gcaccgcgcg cacgcacctg cacagcgcac cgggtttcgg gacttgatgc</text:p>
      <text:p text:style-name="Standard"><text:s text:c="5"/>1201 aatccggatc aaacgtggct gagcgcgtgt ggacacggga ctgacgcaac acacgtgtaa</text:p>
      <text:p text:style-name="Standard"><text:s text:c="5"/>1261 ctgtcagccg ggccctgagt aatcacttaa agatgttcct gcggggttgt tgatgttttt</text:p>
      <text:p text:style-name="Standard"><text:s text:c="5"/>1321 ggttttgttt ttgttttttg ttttgttttg tttttttttt tggtcttatt attttttttg</text:p>
      <text:p text:style-name="Standard"><text:s text:c="5"/>1381 tattatataa aaaagttcta tttctatgag aaaagaggcg tatgtatatt ttgagaacct</text:p>
      <text:p text:style-name="Standard"><text:s text:c="5"/>1441 tttccgtttc gagcattaaa gtgaagacat tttaataaac ttttttggag aatgtttaaa</text:p>
      <text:p text:style-name="Standard"><text:s text:c="5"/>1501 agccttttgg gggcagta</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5:58:20.081874719</meta:creation-date>
    <dc:date>2018-03-06T15:59:10.808804039</dc:date>
    <meta:editing-duration>PT53S</meta:editing-duration>
    <meta:editing-cycles>1</meta:editing-cycles>
    <meta:document-statistic meta:table-count="0" meta:image-count="0" meta:object-count="0" meta:page-count="3" meta:paragraph-count="95" meta:word-count="623" meta:character-count="6357" meta:non-whitespace-character-count="5355"/>
    <meta:generator>LibreOffice/6.0.0.3$Linux_X86_64 LibreOffice_project/00m0$Build-3</meta:generator>
  </office:meta>
</office:document-meta>
</file>